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pr1" style:family="presentation" style:parent-style-name="Progress-title">
      <style:graphic-properties fo:min-height="2.65cm" loext:decorative="false"/>
      <style:paragraph-properties style:writing-mode="lr-tb"/>
    </style:style>
    <style:style style:name="pr2" style:family="presentation" style:parent-style-name="Progress-subtitle">
      <style:graphic-properties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-subtitle">
      <style:graphic-properties draw:fill-color="#ffffff" draw:auto-grow-height="true"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title">
      <style:graphic-properties fo:min-height="2.65cm" loext:decorative="false"/>
      <style:paragraph-properties style:writing-mode="lr-tb"/>
    </style:style>
    <style:style style:name="pr8" style:family="presentation" style:parent-style-name="Standard-outline1">
      <style:graphic-properties fo:min-height="9.136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Standard-outline1">
      <style:graphic-properties fo:min-height="0.101cm" loext:decorative="false"/>
      <style:paragraph-properties style:writing-mode="lr-tb"/>
    </style:style>
    <style:style style:name="pr11" style:family="presentation" style:parent-style-name="Standard_20_2-title">
      <style:graphic-properties fo:min-height="2.65cm" loext:decorative="false"/>
      <style:paragraph-properties style:writing-mode="lr-tb"/>
    </style:style>
    <style:style style:name="pr12" style:family="presentation" style:parent-style-name="Standard_20_2-outline1">
      <style:graphic-properties fo:min-height="0.101cm" loext:decorative="false"/>
      <style:paragraph-properties style:writing-mode="lr-tb"/>
    </style:style>
    <style:style style:name="pr13" style:family="presentation" style:parent-style-name="Standard_20_2-notes">
      <style:graphic-properties draw:fill-color="#ffffff" draw:auto-grow-height="false" fo:min-height="0.101cm" loext:decorative="false"/>
      <style:paragraph-properties style:writing-mode="lr-tb"/>
    </style:style>
    <style:style style:name="pr14" style:family="presentation" style:parent-style-name="Standard_20_2-outline1">
      <style:graphic-properties fo:min-height="6.91cm" loext:decorative="false"/>
      <style:paragraph-properties style:writing-mode="lr-tb"/>
    </style:style>
    <style:style style:name="pr15" style:family="presentation" style:parent-style-name="Standard_20_2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cm" svg:height="2.65cm" draw:transform="skewX (-2.81036687499827E-017) rotate (0.142244334037538) translate (1.295cm 9.021cm)" presentation:class="title" presentation:user-transformed="true">
          <draw:text-box>
            <text:p>Orcstrate</text:p>
          </draw:text-box>
        </draw:frame>
        <draw:frame presentation:style-name="pr2" draw:layer="layout" svg:width="24.957cm" svg:height="1.721cm" draw:transform="rotate (0.142244334037538) translate (1.688cm 11.524cm)">
          <draw:text-box>
            <text:p><text:author-name text:fixed="false"> </text:author-name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xml:id="id2" draw:id="id2">
        <office:forms form:automatic-focus="false" form:apply-design-mode="false"/>
        <draw:frame presentation:style-name="pr4" draw:layer="layout" svg:width="25cm" svg:height="2.65cm" svg:x="0.195cm" svg:y="1.973cm" presentation:class="title" presentation:user-transformed="true">
          <draw:text-box>
            <text:p>Probleem</text:p>
          </draw:text-box>
        </draw:frame>
        <draw:frame presentation:style-name="pr5" draw:text-style-name="P1" draw:layer="layout" svg:width="24.639cm" svg:height="9.135cm" svg:x="1.399cm" svg:y="4.959cm" presentation:class="subtitle" presentation:placeholder="true" presentation:user-transformed="true">
          <draw:text-box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7" draw:layer="layout" svg:width="25cm" svg:height="2.65cm" svg:x="0.195cm" svg:y="1.973cm" presentation:class="title" presentation:placeholder="true">
          <draw:text-box/>
        </draw:frame>
        <draw:frame presentation:style-name="pr8" draw:layer="layout" svg:width="24.639cm" svg:height="9.135cm" svg:x="1.399cm" svg:y="4.959cm" presentation:class="outline" presentation:placeholder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7" draw:layer="layout" svg:width="25cm" svg:height="2.65cm" draw:transform="skewX (-2.81036687499827E-017) rotate (0.142244334037538) translate (0.195cm 1.973cm)" presentation:class="title" presentation:user-transformed="true">
          <draw:text-box>
            <text:p>Oplossing en hoekom</text:p>
          </draw:text-box>
        </draw:frame>
        <draw:frame presentation:style-name="pr10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7" draw:layer="layout" svg:width="25cm" svg:height="2.65cm" svg:x="0.195cm" svg:y="1.973cm" presentation:class="title" presentation:placeholder="true">
          <draw:text-box/>
        </draw:frame>
        <draw:frame presentation:style-name="pr8" draw:layer="layout" svg:width="24.639cm" svg:height="9.135cm" svg:x="1.399cm" svg:y="4.959cm" presentation:class="outline" presentation:placeholder="true">
          <draw:text-box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2T1" xml:id="id6" draw:id="id6">
        <office:forms form:automatic-focus="false" form:apply-design-mode="false"/>
        <draw:frame presentation:style-name="pr11" draw:layer="layout" svg:width="25cm" svg:height="2.65cm" draw:transform="skewX (-2.81036687499827E-017) rotate (0.142244334037538) translate (0.192cm 3.845cm)" presentation:class="title" presentation:placeholder="true" presentation:user-transformed="true">
          <draw:text-box/>
        </draw:frame>
        <draw:frame presentation:style-name="pr12" draw:layer="layout" svg:width="24.04cm" svg:height="6.909cm" draw:transform="rotate (0.188495559215388) translate (1.549cm 7.769cm)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2T1" xml:id="id7" draw:id="id7">
        <office:forms form:automatic-focus="false" form:apply-design-mode="false"/>
        <draw:frame presentation:style-name="pr11" draw:layer="layout" svg:width="25cm" svg:height="2.65cm" svg:x="0.192cm" svg:y="3.845cm" presentation:class="title" presentation:placeholder="true">
          <draw:text-box/>
        </draw:frame>
        <draw:frame presentation:style-name="pr14" draw:layer="layout" svg:width="24.04cm" svg:height="6.909cm" svg:x="1.549cm" svg:y="7.769cm" presentation:class="outline" presentation:placeholder="true">
          <draw:text-box/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2T1" xml:id="id8" draw:id="id8">
        <office:forms form:automatic-focus="false" form:apply-design-mode="false"/>
        <draw:frame presentation:style-name="pr11" draw:layer="layout" svg:width="25cm" svg:height="2.65cm" svg:x="0.192cm" svg:y="3.845cm" presentation:class="title" presentation:placeholder="true">
          <draw:text-box/>
        </draw:frame>
        <draw:frame presentation:style-name="pr14" draw:layer="layout" svg:width="24.04cm" svg:height="6.909cm" svg:x="1.549cm" svg:y="7.769cm" presentation:class="outline" presentation:placeholder="true">
          <draw:text-box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2" presentation:presentation-page-layout-name="AL2T1" xml:id="id9" draw:id="id9">
        <office:forms form:automatic-focus="false" form:apply-design-mode="false"/>
        <draw:frame presentation:style-name="pr11" draw:layer="layout" svg:width="25cm" svg:height="2.65cm" svg:x="0.192cm" svg:y="3.845cm" presentation:class="title" presentation:placeholder="true">
          <draw:text-box/>
        </draw:frame>
        <draw:frame presentation:style-name="pr14" draw:layer="layout" svg:width="24.04cm" svg:height="6.909cm" svg:x="1.549cm" svg:y="7.769cm" presentation:class="outline" presentation:placeholder="true">
          <draw:text-box/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right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right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right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right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lef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lef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left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26pt" style:font-size-asian="26pt" style:font-size-complex="26pt"/>
    </style:style>
    <style:style style:name="MT2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skewX (-2.81036687499827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957cm" svg:height="4.762cm" draw:transform="skewX (3.1337890557349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2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2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30T07:25:50.047395018</meta:creation-date>
    <dc:description>This work is licensed under a Creative Commons 0 License.
It makes use of the works of William Gathoye.</dc:description>
    <meta:generator>LibreOffice/26.2.2.2$Linux_X86_64 LibreOffice_project/620$Build-2</meta:generator>
    <dc:title>Progress</dc:title>
    <meta:editing-duration>PT2M41S</meta:editing-duration>
    <meta:editing-cycles>3</meta:editing-cycles>
    <dc:date>2026-04-30T07:39:25.572443660</dc:date>
    <meta:document-statistic meta:object-count="100"/>
  </office:meta>
</office:document-meta>
</file>